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acketTypes" style:family="table">
      <style:table-properties style:width="4in" table:align="left" fo:keep-with-next="always"/>
    </style:style>
    <style:style style:name="PacketTypes.A" style:family="table-column">
      <style:table-column-properties style:column-width="0.8139in"/>
    </style:style>
    <style:style style:name="PacketTypes.B" style:family="table-column">
      <style:table-column-properties style:column-width="3.1861in"/>
    </style:style>
    <style:style style:name="PacketTypes.A1" style:family="table-cell">
      <style:table-cell-properties fo:padding="0.0382in" fo:border-left="0.05pt solid #000000" fo:border-right="none" fo:border-top="0.05pt solid #000000" fo:border-bottom="0.05pt solid #000000"/>
    </style:style>
    <style:style style:name="PacketTypes.B1" style:family="table-cell">
      <style:table-cell-properties fo:padding="0.0382in" fo:border="0.05pt solid #000000"/>
    </style:style>
    <style:style style:name="PacketTypes.A2" style:family="table-cell">
      <style:table-cell-properties fo:padding="0.0382in" fo:border-left="0.05pt solid #000000" fo:border-right="none" fo:border-top="none" fo:border-bottom="0.05pt solid #000000"/>
    </style:style>
    <style:style style:name="PacketTypes.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acketTypes.B3" style:family="table-cell">
      <style:table-cell-properties fo:padding="0.0382in" fo:border-left="0.05pt solid #000000" fo:border-right="0.05pt solid #000000" fo:border-top="none" fo:border-bottom="0.05pt solid #000000"/>
    </style:style>
    <style:style style:name="PacketTypes.B4" style:family="table-cell">
      <style:table-cell-properties fo:padding="0.0382in" fo:border-left="0.05pt solid #000000" fo:border-right="0.05pt solid #000000" fo:border-top="none" fo:border-bottom="0.05pt solid #000000"/>
    </style:style>
    <style:style style:name="PacketTypes.B5" style:family="table-cell">
      <style:table-cell-properties fo:padding="0.0382in" fo:border-left="0.05pt solid #000000" fo:border-right="0.05pt solid #000000" fo:border-top="none" fo:border-bottom="0.05pt solid #000000"/>
    </style:style>
    <style:style style:name="PacketTypes.B6" style:family="table-cell">
      <style:table-cell-properties fo:padding="0.0382in" fo:border-left="0.05pt solid #000000" fo:border-right="0.05pt solid #000000" fo:border-top="none" fo:border-bottom="0.05pt solid #000000"/>
    </style:style>
    <style:style style:name="PacketTypes.B7" style:family="table-cell">
      <style:table-cell-properties fo:padding="0.0382in" fo:border-left="0.05pt solid #000000" fo:border-right="0.05pt solid #000000" fo:border-top="none" fo:border-bottom="0.05pt solid #000000"/>
    </style:style>
    <style:style style:name="PacketTypes.B8" style:family="table-cell">
      <style:table-cell-properties fo:padding="0.0382in" fo:border-left="0.05pt solid #000000" fo:border-right="0.05pt solid #000000" fo:border-top="none" fo:border-bottom="0.05pt solid #000000"/>
    </style:style>
    <style:style style:name="PacketTypes.B9" style:family="table-cell">
      <style:table-cell-properties fo:padding="0.0382in" fo:border-left="0.05pt solid #000000" fo:border-right="0.05pt solid #000000" fo:border-top="none" fo:border-bottom="0.05pt solid #000000"/>
    </style:style>
    <style:style style:name="PacketTypes.B10" style:family="table-cell">
      <style:table-cell-properties fo:padding="0.0382in" fo:border-left="0.05pt solid #000000" fo:border-right="0.05pt solid #000000" fo:border-top="none" fo:border-bottom="0.05pt solid #000000"/>
    </style:style>
    <style:style style:name="PacketTypes.B11" style:family="table-cell">
      <style:table-cell-properties fo:padding="0.0382in" fo:border-left="0.05pt solid #000000" fo:border-right="0.05pt solid #000000" fo:border-top="none" fo:border-bottom="0.05pt solid #000000"/>
    </style:style>
    <style:style style:name="PacketTypes.B12" style:family="table-cell">
      <style:table-cell-properties fo:padding="0.0382in" fo:border-left="0.05pt solid #000000" fo:border-right="0.05pt solid #000000" fo:border-top="none" fo:border-bottom="0.05pt solid #000000"/>
    </style:style>
    <style:style style:name="PacketTypes.B13" style:family="table-cell">
      <style:table-cell-properties fo:padding="0.0382in" fo:border-left="0.05pt solid #000000" fo:border-right="0.05pt solid #000000" fo:border-top="none" fo:border-bottom="0.05pt solid #000000"/>
    </style:style>
    <style:style style:name="PacketTypes.B1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808080" style:font-name="Nimbus Roman No9 L" style:text-underline-style="solid" style:text-underline-width="auto" style:text-underline-color="font-color" fo:font-weight="normal" officeooo:rsid="00cecd42" officeooo:paragraph-rsid="00cecd42" style:font-weight-asian="normal" style:font-weight-complex="normal"/>
    </style:style>
    <style:style style:name="P2" style:family="paragraph" style:parent-style-name="Standard">
      <style:text-properties fo:color="#808080" style:font-name="Nimbus Roman No9 L" style:text-underline-style="solid" style:text-underline-width="auto" style:text-underline-color="font-color" fo:font-weight="normal" officeooo:rsid="01dbcf73" officeooo:paragraph-rsid="01dbcf73" style:font-weight-asian="normal" style:font-weight-complex="normal"/>
    </style:style>
    <style:style style:name="P3" style:family="paragraph" style:parent-style-name="Standard">
      <style:text-properties fo:color="#808080" style:font-name="Nimbus Roman No9 L" style:text-underline-style="solid" style:text-underline-width="auto" style:text-underline-color="font-color" fo:font-weight="normal" officeooo:rsid="01e0fd56" officeooo:paragraph-rsid="01e0fd56" style:font-weight-asian="normal" style:font-weight-complex="normal"/>
    </style:style>
    <style:style style:name="P4" style:family="paragraph" style:parent-style-name="Standard">
      <style:text-properties fo:color="#808080" style:font-name="Nimbus Roman No9 L" style:text-underline-style="solid" style:text-underline-width="auto" style:text-underline-color="font-color" fo:font-weight="normal" officeooo:rsid="01549863" officeooo:paragraph-rsid="01549863" style:font-weight-asian="normal" style:font-weight-complex="normal"/>
    </style:style>
    <style:style style:name="P5" style:family="paragraph" style:parent-style-name="Standard">
      <style:text-properties fo:color="#808080" style:font-name="Nimbus Roman No9 L" style:text-underline-style="solid" style:text-underline-width="auto" style:text-underline-color="font-color" fo:font-weight="normal" officeooo:rsid="01fa69de" officeooo:paragraph-rsid="01fa69de" style:font-weight-asian="normal" style:font-weight-complex="normal"/>
    </style:style>
    <style:style style:name="P6" style:family="paragraph" style:parent-style-name="Standard">
      <style:text-properties fo:color="#808080" style:font-name="Nimbus Roman No9 L" style:text-underline-style="solid" style:text-underline-width="auto" style:text-underline-color="font-color" officeooo:rsid="00cecd42" officeooo:paragraph-rsid="00cecd42"/>
    </style:style>
    <style:style style:name="P7" style:family="paragraph" style:parent-style-name="Standard">
      <style:text-properties fo:color="#808080" style:font-name="Nimbus Roman No9 L" style:text-underline-style="solid" style:text-underline-width="auto" style:text-underline-color="font-color" officeooo:rsid="01549863" officeooo:paragraph-rsid="01549863"/>
    </style:style>
    <style:style style:name="P8" style:family="paragraph" style:parent-style-name="Standard">
      <style:text-properties style:font-name="Nimbus Roman No9 L" officeooo:rsid="001256c9" officeooo:paragraph-rsid="01369540"/>
    </style:style>
    <style:style style:name="P9" style:family="paragraph" style:parent-style-name="Standard">
      <style:text-properties style:font-name="Nimbus Roman No9 L" fo:font-weight="normal" officeooo:rsid="001c7a3b" officeooo:paragraph-rsid="001c7a3b" style:font-weight-asian="normal" style:font-weight-complex="normal"/>
    </style:style>
    <style:style style:name="P10" style:family="paragraph" style:parent-style-name="Standard">
      <style:text-properties style:font-name="Nimbus Roman No9 L" fo:font-weight="normal" officeooo:rsid="0020bef6" officeooo:paragraph-rsid="0020bef6" style:font-weight-asian="normal" style:font-weight-complex="normal"/>
    </style:style>
    <style:style style:name="P11" style:family="paragraph" style:parent-style-name="Standard">
      <style:text-properties style:font-name="Nimbus Roman No9 L" fo:font-weight="normal" officeooo:rsid="0021d1a6" officeooo:paragraph-rsid="0021d1a6" style:font-weight-asian="normal" style:font-weight-complex="normal"/>
    </style:style>
    <style:style style:name="P12" style:family="paragraph" style:parent-style-name="Standard">
      <style:text-properties style:font-name="Nimbus Roman No9 L" fo:font-weight="normal" officeooo:rsid="001a3fd9" officeooo:paragraph-rsid="01549863" style:font-weight-asian="normal" style:font-weight-complex="normal"/>
    </style:style>
    <style:style style:name="P13" style:family="paragraph" style:parent-style-name="Standard">
      <style:text-properties style:font-name="Nimbus Roman No9 L" fo:font-weight="normal" officeooo:rsid="00d8286c" officeooo:paragraph-rsid="019aaf9a" style:font-weight-asian="normal" style:font-weight-complex="normal"/>
    </style:style>
    <style:style style:name="P14" style:family="paragraph" style:parent-style-name="Standard">
      <style:text-properties style:font-name="Nimbus Roman No9 L" fo:font-weight="normal" officeooo:rsid="0055dc5a" officeooo:paragraph-rsid="01a488a0" style:font-weight-asian="normal" style:font-weight-complex="normal"/>
    </style:style>
    <style:style style:name="P15" style:family="paragraph" style:parent-style-name="Standard">
      <style:text-properties style:font-name="Nimbus Roman No9 L" fo:font-weight="normal" officeooo:rsid="00ad475e" officeooo:paragraph-rsid="01a8efe4" style:font-weight-asian="normal" style:font-weight-complex="normal"/>
    </style:style>
    <style:style style:name="P16" style:family="paragraph" style:parent-style-name="Standard">
      <style:text-properties style:font-name="Nimbus Roman No9 L" fo:font-weight="normal" officeooo:rsid="001c548b" officeooo:paragraph-rsid="01a93e58" style:font-weight-asian="normal" style:font-weight-complex="normal"/>
    </style:style>
    <style:style style:name="P17" style:family="paragraph" style:parent-style-name="Standard">
      <style:text-properties style:font-name="Nimbus Roman No9 L" fo:font-weight="normal" officeooo:rsid="01aba30c" officeooo:paragraph-rsid="01aba30c" style:font-weight-asian="normal" style:font-weight-complex="normal"/>
    </style:style>
    <style:style style:name="P18" style:family="paragraph" style:parent-style-name="Standard">
      <style:text-properties style:font-name="Nimbus Roman No9 L" fo:font-weight="bold" officeooo:rsid="001c7a3b" officeooo:paragraph-rsid="001c7a3b" style:font-weight-asian="bold" style:font-weight-complex="bold"/>
    </style:style>
    <style:style style:name="P19" style:family="paragraph" style:parent-style-name="Standard">
      <style:text-properties style:font-name="Nimbus Roman No9 L" fo:font-weight="bold" officeooo:rsid="00185576" officeooo:paragraph-rsid="00185576" style:font-weight-asian="bold" style:font-weight-complex="bold"/>
    </style:style>
    <style:style style:name="P20" style:family="paragraph" style:parent-style-name="Standard">
      <style:text-properties style:font-name="Nimbus Roman No9 L" officeooo:rsid="002050bc" officeooo:paragraph-rsid="002050bc"/>
    </style:style>
    <style:style style:name="P21" style:family="paragraph" style:parent-style-name="Standard">
      <style:text-properties style:font-name="Nimbus Roman No9 L" officeooo:rsid="001a3fd9" officeooo:paragraph-rsid="001c548b"/>
    </style:style>
    <style:style style:name="P22" style:family="paragraph" style:parent-style-name="Standard">
      <style:text-properties style:font-name="Nimbus Roman No9 L" officeooo:rsid="001c548b" officeooo:paragraph-rsid="0169fca8"/>
    </style:style>
    <style:style style:name="P23" style:family="paragraph" style:parent-style-name="Standard">
      <style:text-properties style:font-name="Nimbus Roman No9 L" officeooo:rsid="001c548b" officeooo:paragraph-rsid="001ee108"/>
    </style:style>
    <style:style style:name="P24" style:family="paragraph" style:parent-style-name="Standard">
      <style:text-properties style:font-name="Nimbus Roman No9 L" officeooo:rsid="001c548b" officeooo:paragraph-rsid="01833127"/>
    </style:style>
    <style:style style:name="P25" style:family="paragraph" style:parent-style-name="Standard">
      <style:text-properties style:font-name="Nimbus Roman No9 L" officeooo:rsid="001c548b" officeooo:paragraph-rsid="01941724"/>
    </style:style>
    <style:style style:name="P26" style:family="paragraph" style:parent-style-name="Standard">
      <style:text-properties style:font-name="Nimbus Roman No9 L" officeooo:rsid="001c548b" officeooo:paragraph-rsid="019aaf9a"/>
    </style:style>
    <style:style style:name="P27" style:family="paragraph" style:parent-style-name="Standard">
      <style:text-properties style:font-name="Nimbus Roman No9 L" officeooo:rsid="001c548b" officeooo:paragraph-rsid="0055dc5a"/>
    </style:style>
    <style:style style:name="P28" style:family="paragraph" style:parent-style-name="Standard">
      <style:text-properties style:font-name="Nimbus Roman No9 L" officeooo:rsid="004f3330" officeooo:paragraph-rsid="001ee108"/>
    </style:style>
    <style:style style:name="P29" style:family="paragraph" style:parent-style-name="Standard">
      <style:text-properties style:font-name="Nimbus Roman No9 L" officeooo:rsid="004f3330" officeooo:paragraph-rsid="01a5583b"/>
    </style:style>
    <style:style style:name="P30" style:family="paragraph" style:parent-style-name="Standard">
      <style:text-properties style:font-name="Nimbus Roman No9 L" officeooo:rsid="0055dc5a" officeooo:paragraph-rsid="01a488a0"/>
    </style:style>
    <style:style style:name="P31" style:family="paragraph" style:parent-style-name="Standard">
      <style:text-properties style:font-name="Nimbus Roman No9 L" officeooo:rsid="00ad475e" officeooo:paragraph-rsid="01a8efe4"/>
    </style:style>
    <style:style style:name="P32" style:family="paragraph" style:parent-style-name="Standard">
      <style:text-properties style:font-name="Nimbus Roman No9 L" officeooo:rsid="00ad475e" officeooo:paragraph-rsid="01d3c025"/>
    </style:style>
    <style:style style:name="P33" style:family="paragraph" style:parent-style-name="Standard">
      <style:text-properties style:font-name="Nimbus Roman No9 L" officeooo:rsid="00ad475e" officeooo:paragraph-rsid="01fd176f"/>
    </style:style>
    <style:style style:name="P34" style:family="paragraph" style:parent-style-name="Standard">
      <style:text-properties style:font-name="Nimbus Roman No9 L" officeooo:rsid="00cecd42" officeooo:paragraph-rsid="01a8efe4"/>
    </style:style>
    <style:style style:name="P35" style:family="paragraph" style:parent-style-name="Standard">
      <style:text-properties style:font-name="Nimbus Roman No9 L" officeooo:rsid="005f57c6" officeooo:paragraph-rsid="0063ae76"/>
    </style:style>
    <style:style style:name="P36" style:family="paragraph" style:parent-style-name="Standard">
      <style:text-properties style:font-name="Nimbus Roman No9 L" officeooo:rsid="005f57c6" officeooo:paragraph-rsid="00cd3168"/>
    </style:style>
    <style:style style:name="P37" style:family="paragraph" style:parent-style-name="Standard">
      <style:text-properties style:font-name="Nimbus Roman No9 L" officeooo:rsid="0070425d" officeooo:paragraph-rsid="00776edb"/>
    </style:style>
    <style:style style:name="P38" style:family="paragraph" style:parent-style-name="Standard">
      <style:text-properties style:font-name="Nimbus Roman No9 L" officeooo:rsid="007f38f0" officeooo:paragraph-rsid="01ab36c6"/>
    </style:style>
    <style:style style:name="P39" style:family="paragraph" style:parent-style-name="Standard">
      <style:text-properties style:font-name="Nimbus Roman No9 L" officeooo:rsid="00938728" officeooo:paragraph-rsid="01ab36c6"/>
    </style:style>
    <style:style style:name="P40" style:family="paragraph" style:parent-style-name="Standard">
      <style:text-properties style:font-name="Nimbus Roman No9 L" officeooo:rsid="009f4b8c" officeooo:paragraph-rsid="00776edb"/>
    </style:style>
    <style:style style:name="P41" style:family="paragraph" style:parent-style-name="Standard">
      <style:text-properties style:font-name="Nimbus Roman No9 L" officeooo:rsid="009f4b8c" officeooo:paragraph-rsid="01ab36c6"/>
    </style:style>
    <style:style style:name="P42" style:family="paragraph" style:parent-style-name="Standard">
      <style:text-properties style:font-name="Nimbus Roman No9 L" officeooo:rsid="01e6987f" officeooo:paragraph-rsid="01e6987f"/>
    </style:style>
    <style:style style:name="P43" style:family="paragraph" style:parent-style-name="Standard">
      <style:text-properties fo:color="#000000" style:font-name="Nimbus Roman No9 L" style:text-underline-style="none" fo:font-weight="normal" officeooo:rsid="01e2fd4c" officeooo:paragraph-rsid="01e2fd4c" style:font-weight-asian="normal" style:font-weight-complex="normal"/>
    </style:style>
    <style:style style:name="P44" style:family="paragraph" style:parent-style-name="Text_20_body">
      <style:text-properties fo:font-weight="normal" officeooo:rsid="011e55ed" officeooo:paragraph-rsid="011e55ed" style:font-weight-asian="normal" style:font-weight-complex="normal"/>
    </style:style>
    <style:style style:name="P45" style:family="paragraph" style:parent-style-name="Text_20_body">
      <style:text-properties fo:font-weight="normal" officeooo:rsid="01294710" officeooo:paragraph-rsid="01294710" style:font-weight-asian="normal" style:font-weight-complex="normal"/>
    </style:style>
    <style:style style:name="P46" style:family="paragraph" style:parent-style-name="Text_20_body">
      <style:text-properties fo:font-weight="normal" officeooo:rsid="017d06c6" officeooo:paragraph-rsid="017d06c6" style:font-weight-asian="normal" style:font-weight-complex="normal"/>
    </style:style>
    <style:style style:name="P47" style:family="paragraph" style:parent-style-name="Text_20_body">
      <style:text-properties style:font-name="Nimbus Roman No9 L"/>
    </style:style>
    <style:style style:name="P48" style:family="paragraph" style:parent-style-name="Text_20_body">
      <style:text-properties style:font-name="Nimbus Roman No9 L" fo:font-weight="normal" officeooo:rsid="017d06c6" officeooo:paragraph-rsid="017d06c6" style:font-weight-asian="normal" style:font-weight-complex="normal"/>
    </style:style>
    <style:style style:name="P49" style:family="paragraph" style:parent-style-name="Text_20_body">
      <style:text-properties style:font-name="Nimbus Roman No9 L" officeooo:rsid="0118bbda" officeooo:paragraph-rsid="0118bbda"/>
    </style:style>
    <style:style style:name="P50" style:family="paragraph" style:parent-style-name="Text_20_body">
      <style:text-properties style:font-name="Nimbus Roman No9 L" fo:font-weight="bold" officeooo:rsid="011e55ed" officeooo:paragraph-rsid="0118bbda" style:font-weight-asian="bold" style:font-weight-complex="bold"/>
    </style:style>
    <style:style style:name="P51" style:family="paragraph" style:parent-style-name="Text_20_body">
      <style:text-properties style:font-name="Nimbus Roman No9 L" fo:font-weight="bold" officeooo:rsid="011e55ed" officeooo:paragraph-rsid="011e55ed" style:font-weight-asian="bold" style:font-weight-complex="bold"/>
    </style:style>
    <style:style style:name="P52" style:family="paragraph" style:parent-style-name="Title">
      <style:text-properties style:font-name="Nimbus Roman No9 L"/>
    </style:style>
    <style:style style:name="P53" style:family="paragraph" style:parent-style-name="Subtitle">
      <style:text-properties style:font-name="Nimbus Roman No9 L"/>
    </style:style>
    <style:style style:name="P54" style:family="paragraph" style:parent-style-name="Table_20_Contents">
      <style:text-properties style:font-name="Nimbus Roman No9 L" officeooo:rsid="01786605" officeooo:paragraph-rsid="01786605"/>
    </style:style>
    <style:style style:name="P55" style:family="paragraph" style:parent-style-name="Table_20_Contents">
      <style:text-properties style:font-name="Nimbus Roman No9 L" officeooo:rsid="017902ba" officeooo:paragraph-rsid="017902ba"/>
    </style:style>
    <style:style style:name="P56" style:family="paragraph" style:parent-style-name="Table_20_Contents">
      <style:text-properties style:font-name="Nimbus Roman No9 L" officeooo:rsid="017af040" officeooo:paragraph-rsid="017af040"/>
    </style:style>
    <style:style style:name="P57" style:family="paragraph" style:parent-style-name="Table">
      <style:text-properties style:font-name="Nimbus Roman No9 L"/>
    </style:style>
    <style:style style:name="P58" style:family="paragraph" style:parent-style-name="Standard">
      <style:text-properties style:font-name="Nimbus Roman No9 L" officeooo:rsid="01941724" officeooo:paragraph-rsid="01941724"/>
    </style:style>
    <style:style style:name="P59" style:family="paragraph" style:parent-style-name="Standard">
      <style:text-properties style:font-name="Nimbus Roman No9 L" officeooo:rsid="01941724" officeooo:paragraph-rsid="019aaf9a"/>
    </style:style>
    <style:style style:name="P60" style:family="paragraph" style:parent-style-name="Standard">
      <style:text-properties style:font-name="Nimbus Roman No9 L" officeooo:rsid="0071a6de" officeooo:paragraph-rsid="00776edb"/>
    </style:style>
    <style:style style:name="P61" style:family="paragraph" style:parent-style-name="Standard">
      <style:text-properties style:font-name="Nimbus Roman No9 L" fo:font-weight="normal" officeooo:rsid="0037257a" officeooo:paragraph-rsid="01549863" style:font-weight-asian="normal" style:font-weight-complex="normal"/>
    </style:style>
    <style:style style:name="P62" style:family="paragraph" style:parent-style-name="Standard">
      <style:text-properties style:font-name="Nimbus Roman No9 L" officeooo:rsid="00ae267d" officeooo:paragraph-rsid="01a8efe4"/>
    </style:style>
    <style:style style:name="P63" style:family="paragraph" style:parent-style-name="Standard">
      <style:text-properties style:font-name="Nimbus Roman No9 L" officeooo:rsid="00f3a6f9" officeooo:paragraph-rsid="01fd176f"/>
    </style:style>
    <style:style style:name="P64" style:family="paragraph" style:parent-style-name="Text_20_body">
      <style:text-properties style:font-name="Nimbus Roman No9 L" officeooo:rsid="02049284" officeooo:paragraph-rsid="02049284"/>
    </style:style>
    <style:style style:name="P65" style:family="paragraph" style:parent-style-name="Text_20_body">
      <style:text-properties style:font-name="Nimbus Roman No9 L" officeooo:rsid="02173081" officeooo:paragraph-rsid="02049284"/>
    </style:style>
    <style:style style:name="P66" style:family="paragraph" style:parent-style-name="Text_20_body">
      <style:text-properties style:font-name="Nimbus Roman No9 L" officeooo:rsid="02173081" officeooo:paragraph-rsid="02173081"/>
    </style:style>
    <style:style style:name="P67" style:family="paragraph" style:parent-style-name="Text_20_body">
      <style:text-properties style:font-name="Nimbus Roman No9 L" officeooo:rsid="02310201" officeooo:paragraph-rsid="02173081"/>
    </style:style>
    <style:style style:name="P68" style:family="paragraph" style:parent-style-name="Text_20_body">
      <style:text-properties style:font-name="Nimbus Roman No9 L" officeooo:rsid="0233e545" officeooo:paragraph-rsid="0233e545"/>
    </style:style>
    <style:style style:name="P69" style:family="paragraph" style:parent-style-name="Heading_20_2">
      <style:text-properties style:font-name="Nimbus Roman No9 L"/>
    </style:style>
    <style:style style:name="P70" style:family="paragraph" style:parent-style-name="Heading_20_2">
      <style:text-properties style:font-name="Nimbus Roman No9 L" fo:font-weight="bold" officeooo:rsid="01452c18" officeooo:paragraph-rsid="01452c18" style:font-weight-asian="bold" style:font-weight-complex="bold"/>
    </style:style>
    <style:style style:name="P71" style:family="paragraph" style:parent-style-name="Heading_20_2">
      <style:text-properties style:font-name="Nimbus Roman No9 L" fo:font-weight="bold" officeooo:rsid="009f4b8c" officeooo:paragraph-rsid="01452c18" style:font-weight-asian="bold" style:font-weight-complex="bold"/>
    </style:style>
    <style:style style:name="P72" style:family="paragraph" style:parent-style-name="Heading_20_2">
      <style:text-properties style:font-name="Nimbus Roman No9 L" officeooo:rsid="01ba9f07" officeooo:paragraph-rsid="01ba9f07"/>
    </style:style>
    <style:style style:name="P73" style:family="paragraph" style:parent-style-name="Heading_20_2">
      <style:text-properties style:font-name="Nimbus Roman No9 L" officeooo:rsid="01175d9b" officeooo:paragraph-rsid="01175d9b"/>
    </style:style>
    <style:style style:name="P74" style:family="paragraph" style:parent-style-name="Heading_20_3">
      <style:text-properties fo:color="#808080" fo:font-size="12pt" style:text-underline-style="solid" style:text-underline-width="auto" style:text-underline-color="font-color" officeooo:rsid="01bd02c2" officeooo:paragraph-rsid="01bd02c2" style:font-size-asian="12pt" style:font-size-complex="12pt"/>
    </style:style>
    <style:style style:name="T1" style:family="text">
      <style:text-properties officeooo:rsid="001c7a3b"/>
    </style:style>
    <style:style style:name="T2" style:family="text">
      <style:text-properties officeooo:rsid="001ee108"/>
    </style:style>
    <style:style style:name="T3" style:family="text">
      <style:text-properties officeooo:rsid="0020bef6"/>
    </style:style>
    <style:style style:name="T4" style:family="text">
      <style:text-properties officeooo:rsid="0021d1a6"/>
    </style:style>
    <style:style style:name="T5" style:family="text">
      <style:text-properties officeooo:rsid="00230787"/>
    </style:style>
    <style:style style:name="T6" style:family="text">
      <style:text-properties officeooo:rsid="003c8d94"/>
    </style:style>
    <style:style style:name="T7" style:family="text">
      <style:text-properties officeooo:rsid="005006b2"/>
    </style:style>
    <style:style style:name="T8" style:family="text">
      <style:text-properties officeooo:rsid="005750ab"/>
    </style:style>
    <style:style style:name="T9" style:family="text">
      <style:text-properties officeooo:rsid="0060af83"/>
    </style:style>
    <style:style style:name="T10" style:family="text">
      <style:text-properties officeooo:rsid="0071a6de"/>
    </style:style>
    <style:style style:name="T11" style:family="text">
      <style:text-properties officeooo:rsid="00942c67"/>
    </style:style>
    <style:style style:name="T12" style:family="text">
      <style:text-properties officeooo:rsid="00a2e10f"/>
    </style:style>
    <style:style style:name="T13" style:family="text">
      <style:text-properties officeooo:rsid="00d41007"/>
    </style:style>
    <style:style style:name="T14" style:family="text">
      <style:text-properties officeooo:rsid="00d9b0d6"/>
    </style:style>
    <style:style style:name="T15" style:family="text">
      <style:text-properties officeooo:rsid="00e5c36b"/>
    </style:style>
    <style:style style:name="T16" style:family="text">
      <style:text-properties officeooo:rsid="01126017"/>
    </style:style>
    <style:style style:name="T17" style:family="text">
      <style:text-properties officeooo:rsid="01136af1"/>
    </style:style>
    <style:style style:name="T18" style:family="text">
      <style:text-properties officeooo:rsid="011a9495"/>
    </style:style>
    <style:style style:name="T19" style:family="text">
      <style:text-properties officeooo:rsid="01207587"/>
    </style:style>
    <style:style style:name="T20" style:family="text">
      <style:text-properties officeooo:rsid="0138453e"/>
    </style:style>
    <style:style style:name="T21" style:family="text">
      <style:text-properties officeooo:rsid="0139d30e"/>
    </style:style>
    <style:style style:name="T22" style:family="text">
      <style:text-properties officeooo:rsid="0146efe2"/>
    </style:style>
    <style:style style:name="T23" style:family="text">
      <style:text-properties officeooo:rsid="0161a2b8"/>
    </style:style>
    <style:style style:name="T24" style:family="text">
      <style:text-properties officeooo:rsid="0168e8d5"/>
    </style:style>
    <style:style style:name="T25" style:family="text">
      <style:text-properties officeooo:rsid="016a23a7"/>
    </style:style>
    <style:style style:name="T26" style:family="text">
      <style:text-properties officeooo:rsid="017d06c6"/>
    </style:style>
    <style:style style:name="T27" style:family="text">
      <style:text-properties style:font-name="Nimbus Roman No9 L"/>
    </style:style>
    <style:style style:name="T28" style:family="text">
      <style:text-properties style:font-name="Nimbus Roman No9 L" fo:font-weight="bold" officeooo:rsid="009f4b8c" style:font-weight-asian="bold" style:font-weight-complex="bold"/>
    </style:style>
    <style:style style:name="T29" style:family="text">
      <style:text-properties style:font-name="Nimbus Roman No9 L" fo:font-weight="bold" officeooo:rsid="01be6689" style:font-weight-asian="bold" style:font-weight-complex="bold"/>
    </style:style>
    <style:style style:name="T30" style:family="text">
      <style:text-properties officeooo:rsid="018b5628"/>
    </style:style>
    <style:style style:name="T31" style:family="text">
      <style:text-properties officeooo:rsid="019b4236"/>
    </style:style>
    <style:style style:name="T32" style:family="text">
      <style:text-properties officeooo:rsid="019c7cb1"/>
    </style:style>
    <style:style style:name="T33" style:family="text">
      <style:text-properties officeooo:rsid="019d855a"/>
    </style:style>
    <style:style style:name="T34" style:family="text">
      <style:text-properties officeooo:rsid="01a488a0"/>
    </style:style>
    <style:style style:name="T35" style:family="text">
      <style:text-properties fo:font-weight="normal" style:font-weight-asian="normal" style:font-weight-complex="normal"/>
    </style:style>
    <style:style style:name="T36" style:family="text">
      <style:text-properties fo:font-weight="normal" officeooo:rsid="01e62394" style:font-weight-asian="normal" style:font-weight-complex="normal"/>
    </style:style>
    <style:style style:name="T37" style:family="text">
      <style:text-properties fo:font-weight="normal" officeooo:rsid="01f3d935" style:font-weight-asian="normal" style:font-weight-complex="normal"/>
    </style:style>
    <style:style style:name="T38" style:family="text">
      <style:text-properties fo:font-weight="normal" officeooo:rsid="01fa69de" style:font-weight-asian="normal" style:font-weight-complex="normal"/>
    </style:style>
    <style:style style:name="T39" style:family="text">
      <style:text-properties officeooo:rsid="01ac3307"/>
    </style:style>
    <style:style style:name="T40" style:family="text">
      <style:text-properties officeooo:rsid="01be8185"/>
    </style:style>
    <style:style style:name="T41" style:family="text">
      <style:text-properties officeooo:rsid="01d3c025"/>
    </style:style>
    <style:style style:name="T42" style:family="text">
      <style:text-properties officeooo:rsid="01e48fb6"/>
    </style:style>
    <style:style style:name="T43" style:family="text">
      <style:text-properties officeooo:rsid="01e7eec9"/>
    </style:style>
    <style:style style:name="T44" style:family="text">
      <style:text-properties officeooo:rsid="01eb974a"/>
    </style:style>
    <style:style style:name="T45" style:family="text">
      <style:text-properties officeooo:rsid="02011e37"/>
    </style:style>
    <style:style style:name="T46" style:family="text">
      <style:text-properties officeooo:rsid="0204c351"/>
    </style:style>
    <style:style style:name="T47" style:family="text">
      <style:text-properties officeooo:rsid="02180f81"/>
    </style:style>
    <style:style style:name="T48" style:family="text">
      <style:text-properties officeooo:rsid="02310201"/>
    </style:style>
    <style:style style:name="T49" style:family="text">
      <style:text-properties officeooo:rsid="023534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Implementation of a Portable Wireless Sensor Network Interface</text:p>
      <text:p text:style-name="P53">Matt Buland, Marc Rubin, Tracy Camp</text:p>
      <text:p text:style-name="P47"/>
      <text:h text:style-name="P69" text:outline-level="2">Abstract / Introduction</text:h>
      <text:p text:style-name="P8">With many wireless sensor network deployments, there is often difficulty in assessing the current state of a network located in a remote location. During development, it <text:span text:style-name="T16">is</text:span> acceptable to have a large amount of equipment that takes up <text:span text:style-name="T17">a large amount </text:span>of space, but the opposite is true when traveling out to a deployment. The least amount of gear possible that will get the job done is desired. In an effort to reduce the amount of required equipment, a general purpose network interface <text:span text:style-name="T1">has been</text:span> developed to allow the user to monitor and communicate with their network. <text:span text:style-name="T1">The interface was built on top of the Android platform, and uses a IOIO-OTG board with an XBee radio to communicate with a network. The target network was an avalanche detection <text:s/>network that uses XBee radios for communication. The application allows for network connection, receive signal strength monitoring, data receipt, data graphing, and saving data to a file.</text:span></text:p>
      <text:h text:style-name="P69" text:outline-level="2">Hardware</text:h>
      <text:p text:style-name="P9">The Google Android family of devices offers a wide variety of mobile platforms with various form factors including but not limited to phones, tablets, and specialized embedded devices. <text:span text:style-name="T20">The diversity of available devices and development tools </text:span>make <text:span text:style-name="T21">the Android platform</text:span> an ideal <text:span text:style-name="T21">target for mobile computing devices. To match the capabilities of embedded devices such as the Arduino, SparkFun created the IOIO-OTG (pronounced “yo-yo-O-T-G”), which acts as a bridge that connects an Android device to low level peripherals via various IO pins. The board is connected via micro-USB, and communicates with a running valid application. For network connectivity, an XBee Series 1 radio is used, and connected to the IOIO-OTG board over UART (Universal Asynchronous Receiver / Transceiver). The XBee radio conforms to the 802.15.4 standard for wireless communication, and serves as a popular low-cost radio.</text:span></text:p>
      <text:p text:style-name="P18"/>
      <text:h text:style-name="P70" text:outline-level="2">Libraries <text:span text:style-name="T22">Used</text:span></text:h>
      <text:p text:style-name="P1">IOIO library</text:p>
      <text:p text:style-name="P10">When creating an application that uses a IOIO, the first step is to include the framework that the creators of the IOIO created. The IOIO library was designed to abstract all of the <text:span text:style-name="T4">connections to the IOIO, and make it accessible in a single activity. By inheriting from the IOIOActivity, it allows the main activity of an application to define what will happen once a connection has been made to the IOIO. The WSN Interface Application uses the IOIO library and a suite of additional libraries to control the IOIO and XBee radio.</text:span></text:p>
      <text:p text:style-name="P10"/>
      <text:p text:style-name="P11"><text:soft-page-break/>The IOIOActivity abstracts a large amount of work. By tracing through the source code, it was found that the IOIOActivity sets up a thread that waits for a USB device to be connected. Once a device that identifies itself as a IOIO appears, <text:span text:style-name="T5">the thread tries to setup a TCP connection to the device. This step indicates that the software on the IOIO acts like a proxy. It must take incoming requests from the TCP connection, then set pins high or low accordingly. Since UART communication is possible, the IOIO must be incredibly efficient at its ability to set pins high or low, as it has the faculties to communicate data across pins. In contrast to the Arduino library SoftwareSerial, the ability for the IOIO to communicate across arbitrary supported pins is nearly as effective as hardware serial. One specific desire of the hardware interface is to support all the baud rates that an xbee radio can support, which the IOIO-OTG excellently provides.</text:span></text:p>
      <text:p text:style-name="P19"/>
      <text:p text:style-name="P20">To remain similar to the other Arduino devices, <text:span text:style-name="T3">the IOIO library follows an architecture that uses a setup function and a loop function as the main entry points to the IOIO. Just like on a normal arduino, the setup function is called when the device is started or connected, and the loop function then repeats until the device is stopped or disconnected. As a part of the IOIOActivity, there is a required function called createIOIOLooper, which has the sole responsibility of creating what's called a IOIOLooper. The IOIOLooper interface has 4 functions: setup, loop, disconnected, and incompatible. The implementation of these functions determines what the application will do in certain scenarios. Based on the independent nature of the android interface and the IOIO, the IOIOLooper runs on a different thread than the rest of the Android code, bringing in a suite of concurrency problems. The multi-thread nature requires that objects shared between the Android thread and the IOIO thread to be thread-safe, and also forces UI changes to only come from the main android thread. To account for a situation some other thread is to change the UI, Android allows an arbitrary runnable to be run on the UI thread, but started from another thread. Using the runOnUiThread function, data that originates in the IOIOLooper thread can be placed into the UI. Another important consideration is the requirement by Android that the main UI thread not get blocked, preventing a listener from being placed on a blocking queue that would transfer data from the IOIO into the UI. which is why the runOnUiThread function is necessary.</text:span></text:p>
      <text:p text:style-name="P20"/>
      <text:p text:style-name="P21"/>
      <text:p text:style-name="P21"/>
      <text:p text:style-name="P6">XBee in API mode</text:p>
      <text:p text:style-name="P22">Part of the motivation behind the WSN Interface project is to be able to analyze the health of motes, which demands the visibility of the RSSI values corresponding to received packets. <text:s/>To find the RSSI values, X<text:span text:style-name="T23">B</text:span>ee <text:span text:style-name="T23">radios require that the radio either be in API mode, or a specially crafted input string be crafted. For its reliability and advanced features, API mode is the better choice.</text:span> API mode allows much closer configuration and manipulation of the radio, but at the cost of requiring that the configuration and manipulation of the radio be carefully managed. <text:span text:style-name="T24">To use a radio in API mode, all transfers to the radio are done in accordance with the packet structure XBee defines.</text:span></text:p>
      <text:p text:style-name="P22"/>
      <text:p text:style-name="P24"><text:span text:style-name="T25">An XBee packet is always started with the byte 0x7E. The next two bytes specify the packet length, which must always be less than 255. The next byte is the packet type indicator, followed by the payload, and finished off with a single byte checksum. All the packet type indicators are displayed in Table 1. AT commands are a form of command structure that allows for the retrieval and setting of particular configuration parameters. Remote AT commands are the same as local AT commands, except that they are sent to another radio for execution.16-bit addresses refer to the MY parameter, and 64-bit addresses refer to the SH and SL parameters, which define the radio's serial address, and should </text:span><text:soft-page-break/><text:span text:style-name="T25">be globally unique, where the MY could be setup to conflict with other radios. In the RX packet types (0x80 and 0x81), the RSSI value is the byte immediately following the address, and can be used as an indicator of node health if a given level is anticipated. When sending a packet, either of the TX Request types can be used (0x00 or 0x01), depending on which address specification is used. The XBee radio will then return a TX Response packet, which describes the status of the request. If the TX Response returns no errors, then the packet was sent successfully.</text:span></text:p>
      <text:p text:style-name="P22"/>
      <table:table table:name="PacketTypes" table:style-name="PacketTypes">
        <table:table-column table:style-name="PacketTypes.A"/>
        <table:table-column table:style-name="PacketTypes.B"/>
        <table:table-row>
          <table:table-cell table:style-name="PacketTypes.A1" office:value-type="string">
            <text:p text:style-name="P54">Id</text:p>
          </table:table-cell>
          <table:table-cell table:style-name="PacketTypes.B1" office:value-type="string">
            <text:p text:style-name="P54">Packet</text:p>
          </table:table-cell>
        </table:table-row>
        <table:table-row>
          <table:table-cell table:style-name="PacketTypes.A2" office:value-type="string">
            <text:p text:style-name="P54">0x00</text:p>
          </table:table-cell>
          <table:table-cell table:style-name="PacketTypes.B2" office:value-type="string">
            <text:p text:style-name="P54">TX Request with 64-bit destination</text:p>
          </table:table-cell>
        </table:table-row>
        <table:table-row>
          <table:table-cell table:style-name="PacketTypes.A2" office:value-type="string">
            <text:p text:style-name="P54">0x01</text:p>
          </table:table-cell>
          <table:table-cell table:style-name="PacketTypes.B3" office:value-type="string">
            <text:p text:style-name="P54">TX Request with 16-bit destination</text:p>
          </table:table-cell>
        </table:table-row>
        <table:table-row>
          <table:table-cell table:style-name="PacketTypes.A2" office:value-type="string">
            <text:p text:style-name="P54">0x08</text:p>
          </table:table-cell>
          <table:table-cell table:style-name="PacketTypes.B4" office:value-type="string">
            <text:p text:style-name="P54">Local AT command, immediate action</text:p>
          </table:table-cell>
        </table:table-row>
        <table:table-row>
          <table:table-cell table:style-name="PacketTypes.A2" office:value-type="string">
            <text:p text:style-name="P54">0x09</text:p>
          </table:table-cell>
          <table:table-cell table:style-name="PacketTypes.B5" office:value-type="string">
            <text:p text:style-name="P54">Locat AT command, queued action</text:p>
          </table:table-cell>
        </table:table-row>
        <table:table-row>
          <table:table-cell table:style-name="PacketTypes.A2" office:value-type="string">
            <text:p text:style-name="P54">0x17</text:p>
          </table:table-cell>
          <table:table-cell table:style-name="PacketTypes.B6" office:value-type="string">
            <text:p text:style-name="P54">Remote AT command with 64-bit destination</text:p>
          </table:table-cell>
        </table:table-row>
        <table:table-row>
          <table:table-cell table:style-name="PacketTypes.A2" office:value-type="string">
            <text:p text:style-name="P54">0x80</text:p>
          </table:table-cell>
          <table:table-cell table:style-name="PacketTypes.B7" office:value-type="string">
            <text:p text:style-name="P54">RX with 64-bit source</text:p>
          </table:table-cell>
        </table:table-row>
        <table:table-row>
          <table:table-cell table:style-name="PacketTypes.A2" office:value-type="string">
            <text:p text:style-name="P54">0x81</text:p>
          </table:table-cell>
          <table:table-cell table:style-name="PacketTypes.B8" office:value-type="string">
            <text:p text:style-name="P54">RX with 16-bit source</text:p>
          </table:table-cell>
        </table:table-row>
        <table:table-row>
          <table:table-cell table:style-name="PacketTypes.A2" office:value-type="string">
            <text:p text:style-name="P54">0x82</text:p>
          </table:table-cell>
          <table:table-cell table:style-name="PacketTypes.B9" office:value-type="string">
            <text:p text:style-name="P54">Input line states with 64-bit source</text:p>
          </table:table-cell>
        </table:table-row>
        <table:table-row>
          <table:table-cell table:style-name="PacketTypes.A2" office:value-type="string">
            <text:p text:style-name="P54">0x83</text:p>
          </table:table-cell>
          <table:table-cell table:style-name="PacketTypes.B10" office:value-type="string">
            <text:p text:style-name="P54">Input line states with 16-bit source</text:p>
          </table:table-cell>
        </table:table-row>
        <table:table-row>
          <table:table-cell table:style-name="PacketTypes.A2" office:value-type="string">
            <text:p text:style-name="P54">0x88</text:p>
          </table:table-cell>
          <table:table-cell table:style-name="PacketTypes.B11" office:value-type="string">
            <text:p text:style-name="P54">Local AT Response</text:p>
          </table:table-cell>
        </table:table-row>
        <table:table-row>
          <table:table-cell table:style-name="PacketTypes.A2" office:value-type="string">
            <text:p text:style-name="P54">0x89</text:p>
          </table:table-cell>
          <table:table-cell table:style-name="PacketTypes.B12" office:value-type="string">
            <text:p text:style-name="P55">TX Response</text:p>
          </table:table-cell>
        </table:table-row>
        <table:table-row>
          <table:table-cell table:style-name="PacketTypes.A2" office:value-type="string">
            <text:p text:style-name="P54">0x8A</text:p>
          </table:table-cell>
          <table:table-cell table:style-name="PacketTypes.B13" office:value-type="string">
            <text:p text:style-name="P55">Modem Status Packet</text:p>
          </table:table-cell>
        </table:table-row>
        <table:table-row>
          <table:table-cell table:style-name="PacketTypes.A2" office:value-type="string">
            <text:p text:style-name="P54">0x97</text:p>
          </table:table-cell>
          <table:table-cell table:style-name="PacketTypes.B14" office:value-type="string">
            <text:p text:style-name="P56">Remote AT Response</text:p>
          </table:table-cell>
        </table:table-row>
      </table:table>
      <text:p text:style-name="P57">Table <text:sequence text:ref-name="refTable0" text:name="Table" text:formula="ooow:Table+1" style:num-format="1">1</text:sequence>: Packet Types<text:span text:style-name="T26">[5]</text:span></text:p>
      <text:p text:style-name="P23"/>
      <text:p text:style-name="P25">To use an X<text:span text:style-name="T6">B</text:span>ee radio in API mode, some libraries have <text:span text:style-name="T30">already </text:span>been created, <text:span text:style-name="T30">and are freely available for use</text:span>. <text:s/>On Arduino, the library called xbee-arduino provides a <text:span text:style-name="T2">variety</text:span> of classes, types, and functions to communicate and control an X<text:span text:style-name="T6">B</text:span>ee radio in API mode. <text:s/>On an Android device, <text:span text:style-name="T2">the xbee-api java library is available to assist with API mode in a similar way the xbee-arduino library does. Despite not being originally designed to work on Android, the library does fully work on all the Android platforms, so long as the dependencies are properly satisfied.</text:span></text:p>
      <text:p text:style-name="P25"/>
      <text:p text:style-name="P58">The XBee object is used to abstract all the API functionality into a single interface, and serves as the entry point into the API functions. The XBee object provides both asynchronous and synchronous sending functions. The synchronous method is meant to be used when a response is nearly guaranteed, such as when using local AT commands on a functioning XBee radio. The asynchronous communication method relies on other structures to receive packets. Using an observer pattern, a packet listener can be set to process any received packets in an asynchronous manner. </text:p>
      <text:p text:style-name="P28"/>
      <text:p text:style-name="P27"/>
      <text:p text:style-name="P29">The XBee library also requires the logging library Log4J. Originating as a pure Java project, th<text:span text:style-name="T31">e Log4J</text:span> requirement is reasonable <text:span text:style-name="T33">because it</text:span> fits in with <text:span text:style-name="T32">the standard practices for</text:span> Java programs, but does not <text:soft-page-break/>fit the same way into the Android ecosystem. Since Android has logging features built into the architecture, <text:span text:style-name="T7">the requirement for an external logger gets mitigated. To use Log4J in Android, a suite of additional libraries is required, as the standard Log4J is not capable of properly displaying log output. SLF4J implements a bridge between Log4J and the standard Android logger. To properly bridge, three packaged libraries are required: log4j-over-slf4j, slf4j-android and slf4j-api. If SLF4J is not included in the application, any time the XBee library is used, the application will crash with a Class Not Found Exception. During installation, no checks are done for missing dependencies, even in an IDE such as Eclipse, causing some initial confusion when searching for the problem.</text:span></text:p>
      <text:p text:style-name="P36"/>
      <text:p text:style-name="P6">Graphing</text:p>
      <text:p text:style-name="P35">Since the WSN Interface Application has the intention of collecting and viewing data to monitor the condition of a network, the visualization <text:span text:style-name="T9">needs to incorporate the ability to graph data. To graph data sets, the library AndroidPlot [2] is used. It allows for customization of most of the visual pieces, and can show multiple data sets in a variety of different formats. For the WSN Interface, all that is specifically required is single-value and dual-value graphing. The ability to zoom also exists in AndroidPlot, which was a stretch feature.</text:span></text:p>
      <text:p text:style-name="P35"/>
      <text:p text:style-name="P37">AndroidPlot was chosen over “AChartEngine” and “ChartDroid” because of its dynamic conifguration, library design, <text:span text:style-name="T10">and clear active development. Unlike the other graphing setups, ChartDroid takes an external intent-base approach to graphing. ChartDroid has created an external application that will display data that is sent to it. This means another application must be launched from the WSN Interface, causing some clutter, and also adds an external dependency that cannot be packaged with the app. ChartDroid is free to download from the Play Store, but still requires that extra step by a user. ChartDroid is also limited in configuration. There are no zoom features and color choice in samples is more difficult to imbue, making ChartDroid the least attractive graphing option.</text:span></text:p>
      <text:p text:style-name="P37"/>
      <text:p text:style-name="P60">AChartEngine functions similarly to AndroidPlot, where a view is setup to display the graph, then a series of points is added, and rendered. Because of the similar features, AChartEngine would work just as well as AndroidPlot, and if need be, it could be switched to. The biggest draw back to AChartEngine is that its latest commit was in January of 2014, where AndroidPlot was last contributed to in April of 2014. With the most recent commits, AndroidPlot also comes with better examples and documentation than AChartEngine, solidifying the decision to use AndroidPlot.</text:p>
      <text:p text:style-name="P40"/>
      <text:h text:style-name="P71" text:outline-level="2">Implementation</text:h>
      <text:h text:style-name="P74" text:outline-level="3"><text:span text:style-name="T28">U</text:span><text:span text:style-name="T29">ser Interface</text:span></text:h>
      <text:p text:style-name="P32">The main feature of the <text:span text:style-name="T40">application</text:span> is to send and receive packets to and from nodes. <text:span text:style-name="T41">The overall architecture was designed with a minimal approach, offering precisely and only what is needed, and does not make any attempts at looking extravagent. Functionality is at the core of the user interface, and no more. In accordance with simplicity, only two activities exist for the application: a main, entrance activity with most of the functionality, and a separate activity to contain the graph widget. The main activity focuses on communicating with motes. An EditText box allows a string text to be entered, and the button next to it causes the text to be transmitted to one ore more nodes. A ListView displays all the response packets in real-time. Long-pressing an item in the list brings up a context menu with the option to save or graph the data in that particular packet. Since outgoing transmissions </text:span><text:soft-page-break/><text:span text:style-name="T41">need a target address, a Spinner is used to choose between any of the discovered nodes or the broadcast address, and will be discussed in more detail in the “Node Targetting” section. The graph activity is described in the “Graphing” section.</text:span></text:p>
      <text:p text:style-name="P12"/>
      <text:p text:style-name="P2">XBee over Serial</text:p>
      <text:p text:style-name="P61">During setup, a UART object (provided by the IOIO library) is created across pins 34 and 35. The UART object provides access to an InputStream and an OutputStream, which can be used to send and receive data across the connection. Reading from the InputStream is equivalent to Serial.read() from the Serial library for Aruino, and writing to the OutputStream is equivalent to Serial.write(). <text:s/>Once the UART object has been created, an attached Xbee radio can be used, just as it can be with any other Arduino.</text:p>
      <text:p text:style-name="P12"/>
      <text:p text:style-name="P3">XBee API Mode</text:p>
      <text:p text:style-name="P43">The XBee API mode provides very specific control over the radio. <text:span text:style-name="T42">At the lowest level, the xbee-api library does most of the heavy lifting, but still leaves much to the developer. The interface with the xbee-api library was broken into 3 major components: sending packets, receiving packets, and performing node discoveries. The decision to perform all radio communication asynchronously warrants a separation between sending and receiving, and the node-discovery portion arose as a solution to choosing which nodes can be specifically sent to.</text:span></text:p>
      <text:p text:style-name="P3"/>
      <text:p text:style-name="P30">When using the <text:span text:style-name="T34">xbee-api</text:span> library, some of the data type choices make it particularly difficult to use strings. <text:span text:style-name="T8">When receiving a packet, the chosen data type for packet bytes was an array of integers. String objects, however, require an array of bytes to create a string from ASCII encoded bytes. To support the creation of strings from packets, a collection of utility functions was created with the specific intent of converting between integer arrays and byte arrays. Additionally inconvenient, a proper display mechanism for bytes does not exist in the standard libraries. Conversion from bytes to hex-encoded strings was added so byte values can be easily displayed to both the user and the log.</text:span></text:p>
      <text:p text:style-name="P14"/>
      <text:p text:style-name="P7"><text:span text:style-name="T36">Packet</text:span><text:span text:style-name="T35"> Sending</text:span></text:p>
      <text:p text:style-name="P42">The IOIOLooper's loop function has been designed with the sole purpose of sending messages over the XBee radio. <text:span text:style-name="T43">Using a shared blocking queue between the IOIO thread and the Android UI thread, whenever new data is available in the queue as a result of pressing the “send” button, the IOIO thread unblocks, and creates the appropriate request to send to the radio: local AT command, remote AT command, or a TX request.</text:span></text:p>
      <text:p text:style-name="P42"/>
      <text:p text:style-name="P62">Since AT commands may be desired for reading or changing configuration, the IOIO thread specially sends an AT command if the first two characters are “AT.” All AT commands use two characters to identify the command, and may have some associated data. When reading the command string, the two charaters following the “AT” are used as the command, and any trailing characters are assumed to be a hex-encoded string, and are translated into raw bytes in the packet. In addition to AT commands are remote AT commands, which run an AT command on another radio. The packet structure has the same structure, except for the addition of the destination address. Just like an AT command, a remote AT command can be sent by prefacing the message with “RAT.”</text:p>
      <text:p text:style-name="P31"/>
      <text:p text:style-name="P34">If the <text:span text:style-name="T15">message</text:span> string <text:span text:style-name="T13">does not start with “AT” or “RAT,” then the packet is designated as a transmit packet, and is converted from its string representation to bytes using the toBytes() function available </text:span><text:soft-page-break/><text:span text:style-name="T13">for strings. In its most basic form, it does ASCII decoding, but will also encode and decode UTF-16. The packet is then queued for transmission to the target mote from the target spinner.</text:span></text:p>
      <text:p text:style-name="P15"/>
      <text:p text:style-name="P4"><text:span text:style-name="T44">Packet</text:span> Receiving</text:p>
      <text:p text:style-name="P59">The WSN Interface Application sets up a single packet listener to process all of the packets asynchronously. Though synchronous communication could be used for at least the local AT commands, asynchronous receives are done instead to maintain a single backbone for packet processing. The normalization into one specific packet pathway helps to reduce both the code clutter and the amount of duplicated processing code.</text:p>
      <text:p text:style-name="P26"/>
      <text:p text:style-name="P13">When the IOIO thread <text:span text:style-name="T14">receives a packet, it gets immediately processed and interpreted. The processing component mainly deals with identifying the type of packet and setting values in a displayable format for the response list. Difficulties arise as a result of the variable size addresses, which force extracting data from different areas of the packet.</text:span></text:p>
      <text:p text:style-name="P13"/>
      <text:p text:style-name="P7"><text:span text:style-name="T37">Node </text:span><text:span text:style-name="T35">Targetting</text:span></text:p>
      <text:p text:style-name="P63">XBee radios include the ability to perform a search for reachable nodes. The spinner for destinations relies on the ability to search for nodes to fill-in the target nodes properly. To search for nodes, the AT command “ND” can be used to have the XBee radio search for reachable nodes. As nodes are found, they are added to the spinner, and are available to choose as a target. The AT response that comes back contains a specific encoding scheme to identify key pieces information about discovered nodes. The xbee-api library unfortunately does not offer any utilities to process this information, so it must be done manually.</text:p>
      <text:p text:style-name="P33"/>
      <text:p text:style-name="P63">The packet starts with the standard header, the AT response header, then the ND-specific data, which can describe 0 or more nodes. First is a 2-byte MY value, which specifies one way of addressing a radio. Next is the 8-byte serial address (SH+SL), which is the long way to address a radio. Then to finish is one byte for the RSSI, and a variable length C-style string denoting the NI, which is used as a string identifier for the radio. The default string is a single space, and will most likely show for the majority of nodes. For each node found, it is placed in the spinner, specifically clearing the spinner before adding so that nodes that cannot be contacted are not still visible. One challenge with removing non-visible nodes was that more than one packet may come back describing the discovered nodes and the last received packet always contains zero ND-data parts. To circumvent this, an empty list is instantiated whenever a 0-node ND-data packet comes back. When nodes are found, they are added to the list, and set into the spinner only when another 0-node ND-data packet is received. A refresh button is provided to queue up node discovery. It should also be noted that the ND command cannot be executed remotely, as it breaks the premise of the command.</text:p>
      <text:p text:style-name="P16"/>
      <text:p text:style-name="P5">Saving Data</text:p>
      <text:p text:style-name="P17">An original design specification was the desire to save received data. <text:span text:style-name="T39">When a packet in the list is long-pressed, a context menu appears with a couple choices. The first choice is to save the data. The data can be saved as either a hex-encoded string or as raw binary data. Both options save the entire payload of the packet into a file located on the phone's SD-card in a folder called WSNData. The name of the file is the timestamp at which the data is saved, and has an extension of either .dat (binary output) or .txt (hex-encoded string output). In the event that the device does not have an SD-card, or an equivalently mounted location, an error message will display to the user indicating that the file could not be saved. </text:span><text:soft-page-break/><text:span text:style-name="T39">Supporting all permutations of storage may require further implementation, but serves as a hurdle that does not specifically need to be mounted.</text:span></text:p>
      <text:p text:style-name="P17"/>
      <text:p text:style-name="P7"><text:span text:style-name="T35">Graphing </text:span><text:span text:style-name="T38">Data</text:span></text:p>
      <text:p text:style-name="P38"><text:span text:style-name="T45">If the “Graph Data” option is chosen w</text:span>hen <text:span text:style-name="T45">choosing an action from the packet context menu, the packet will be graphed. Before graphing, though, some information about the data is needed. Two main data interpretations are allowed: Y values only, or X and Y values interspersed. With Y values only, all data points will be graphed intrementally, point after point. This also the same as graphing the data points against their index in the list. The option to graph X and Y interspersed creates points using every 2 data values. The data list then gets interpreted as [X1, Y1, X2, Y2...].</text:span></text:p>
      <text:p text:style-name="P38"/>
      <text:p text:style-name="P39">Additionally important to the X-Y interspersion selection, <text:span text:style-name="T11">there are also options to determine the byte-length of the X and Y components. The decision to allow for selectable data length was done in an effort to support arbitrary data sets. The choices for data length are 1, 2, 4, or 8 bytes. It is possible that other sizes could be desired, but is less likely than the common integer lengths. As a first implementation, signed versus unsigned is not cosidered, but would be trivial to add if desired. The current implementation assumes signed values.</text:span></text:p>
      <text:p text:style-name="P39"/>
      <text:p text:style-name="P41">After the required information is gathered, the graph activity is launched and is passed the data to be represented. <text:span text:style-name="T12">The visual configuration is the same as the configuration in a tutorial. When the user is done viewing the graph, pressing the back button will return to the main activity. After leaving the activity, the graph is disposed of.</text:span></text:p>
      <text:p text:style-name="P41"/>
      <text:h text:style-name="P72" text:outline-level="2">Future Work</text:h>
      <text:p text:style-name="P64">When saving a file, some assumptions are made about where to save the <text:span text:style-name="T46">file. For true dynamacy, it would be nice to be able to choose the destination location. Android does not, however, offer any built-in file browsing widgets, so to support destination choosing, either a library would need to be used or a custom interface would need to be created.</text:span></text:p>
      <text:p text:style-name="P65"/>
      <text:p text:style-name="P66">Currently, the only interaction with a mote's RSSI value is its display <text:span text:style-name="T47">in the packet list. To get a better representation of mote health, it would be desirable to graph the RSSI value over time. In order to graph, however, multiple data points are required, which means many packets must be sent to and received from the mote. It would be possible to keep an internal log of all the communications with each mote, then graph based on that, but it would also need to be more dynamic than just graphing all the received packets, and would be nice to have a graphing window, so that smaller time periods can be seen. Another potential problem with graphing RSSI would be the significance of the data in a small time period. If RSSI is meant to be some indicator of battery health, the health would not be properly representative of the battery health until a large time period is sampled. Given the nature of the interface, gathering more than an hour's worth of RSSI values would not be feasible, since it is meant to be a field utility. Multiple trips to the production site would be required to get a proper reperesentation of battery health over time, which causes for post-processing steps. To support proper </text:span><text:soft-page-break/><text:span text:style-name="T47">RSSI graphing, some solid thought would need to be placed into how the mechanism and data gathering would be done.</text:span></text:p>
      <text:p text:style-name="P67"/>
      <text:p text:style-name="P68">XBee radios excel in their vast configuration abilities. <text:span text:style-name="T49">A variety of baud rates are supported, and a pleathora of connection properties are available for tweaking. To support all possible network configurations, it is desirable to be able to change the XBee parameters without any external tools (such as X-CTU). To change configurations, a settings screen would need to be added, with parameter reading and writing capabilities. All of Xbee's configurations are both readable and writable using AT commands, which can already be sent. One large hurdle to surrmount, however, is changing baud rates, since the connection to the radio would have to be entirely restarted. The main work to be done for creating a configuration screen is creating an application settings driven synchronous interface to the radio parameters. The Android platform has a settings interface that an application can implement, which should prove effective for the key-value design of the XBee's parameters. Beyond the abstraction of the AT commands, all the parameters should have names and information about the parameter, so that it is usable by any user.</text:span></text:p>
      <text:h text:style-name="P73" text:outline-level="2">Conclusion</text:h>
      <text:p text:style-name="P49">Starting with a relatively <text:span text:style-name="T19">small and </text:span>new platform generally does <text:span text:style-name="T48">not </text:span>make for a solid project foundation. <text:span text:style-name="T18">Just like the regular Arduino community, though, there is a relatively large amount of support for the IOIO Arduinos. The main source of development help for beginners was the wiki setup at the IOIO github page [1], which provides an overview of the IOIO, beginner's guides, firmware upgrade instructions, and reference documentation. The documentation surrounding the IOIO library was incredibly helpful, despite missing a few tiny details about versions. Offering all the originally desired features, the WSN Interface Application has been a success, and can also serve as a good platform for growth.</text:span></text:p>
      <text:p text:style-name="P50"/>
      <text:p text:style-name="P51">References</text:p>
      <text:p text:style-name="P44"><text:span text:style-name="T27">[1] </text:span><text:a xlink:type="simple" xlink:href="https://github.com/ytai/ioio/wiki"><text:span text:style-name="T27">https://github.com/ytai/ioio/wiki</text:span></text:a></text:p>
      <text:p text:style-name="P45"><text:span text:style-name="T27">[2] </text:span><text:a xlink:type="simple" xlink:href="http://androidplot.com/"><text:span text:style-name="T27">http://androidplot.com</text:span></text:a></text:p>
      <text:p text:style-name="P45"><text:span text:style-name="T27">[3] </text:span><text:a xlink:type="simple" xlink:href="https://code.google.com/p/achartengine"><text:span text:style-name="T27">https://code.google.com/p/achartengine</text:span></text:a></text:p>
      <text:p text:style-name="P45"><text:span text:style-name="T27">[4] </text:span><text:a xlink:type="simple" xlink:href="https://code.google.com/p/chartdroid"><text:span text:style-name="T27">https://code.google.com/p/chartdroid</text:span></text:a></text:p>
      <text:p text:style-name="P46"><text:span text:style-name="T27">[5] </text:span><text:a xlink:type="simple" xlink:href="http://www.science.smith.edu/~jcardell/Courses/EGR328/Readings/XBeeCookbook.pdf"><text:span text:style-name="T27">http://www.science.smith.edu/~jcardell/Courses/EGR328/Readings/XBeeCookbook.pdf</text:span></text:a></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3T21:25:24.501587062</meta:creation-date>
    <dc:date>2014-05-05T12:07:00.030016758</dc:date>
    <meta:editing-duration>P1DT18H18M57S</meta:editing-duration>
    <meta:editing-cycles>548</meta:editing-cycles>
    <meta:generator>LibreOffice/4.2.3.3$Linux_X86_64 LibreOffice_project/420m0$Build-3</meta:generator>
    <meta:document-statistic meta:table-count="1" meta:image-count="0" meta:object-count="0" meta:page-count="8" meta:paragraph-count="86" meta:word-count="4106" meta:character-count="24899" meta:non-whitespace-character-count="20873"/>
  </office:meta>
</office:document-meta>
</file>